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12.938cm" style:type="center"/>
          <style:tab-stop style:position="26.67cm" style:type="right"/>
        </style:tab-stops>
      </style:paragraph-properties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office:annotation><dc:creator>Luc Saffre</dc:creator><dc:date>2011-07-18T09:03:56.97</dc:date><text:p text:style-name="P2"><text:span text:style-name="T1">do text</text:span></text:p><text:p text:style-name="P2"><text:span text:style-name="T1">from html(self.body())</text:span>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2.938cm" style:type="center"/>
          <style:tab-stop style:position="26.67cm" style:type="right"/>
        </style:tab-stops>
      </style:paragraph-properties>
    </style:style>
    <style:page-layout style:name="Mpm1">
      <style:page-layout-properties fo:page-width="29.7cm" fo:page-height="21.001cm" style:num-format="1" style:print-orientation="landscape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number:date-style style:name="N37">
      <number:day/>
      <number:text>.</number:text>
      <number:month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ext:tracked-changes>
          <text:changed-region xml:id="ct117447640" text:id="ct117447640">
            <text:insertion>
              <office:change-info>
                <dc:creator>Luc Saffre</dc:creator>
                <dc:date>2012-07-20T21:15:00</dc:date>
              </office:change-info>
            </text:insertion>
          </text:changed-region>
        </text:tracked-changes>
        <text:p text:style-name="MP1"><text:change-start text:change-id="ct117447640"/>settings.LINO.site_header()<text:change-end text:change-id="ct117447640"/><text:tab/><text:date style:data-style-name="N37" text:date-value="2011-09-30T23:56:55.81" text:fixed="true">30.09.11</text:date> <text:time style:data-style-name="N41" text:time-value="2011-09-30T23:57:06.39" text:fixed="true">23:57:06</text:time><text:tab/><text:page-number text:select-page="current">1</text:page-number> /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2-07-20T21:15:30.28</dc:date>
    <dc:creator>Luc Saffre</dc:creator>
    <meta:editing-duration>PT12M34S</meta:editing-duration>
    <meta:editing-cycles>7</meta:editing-cycles>
    <meta:generator>LibreOffice/3.4$Win32 LibreOffice_project/340m1$Build-402</meta:generator>
    <meta:document-statistic meta:table-count="0" meta:image-count="0" meta:object-count="0" meta:page-count="1" meta:paragraph-count="2" meta:word-count="7" meta:character-count="52" meta:non-whitespace-character-count="47"/>
  </office:meta>
</office:document-meta>
</file>